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27cm"/>
    </style:style>
    <style:style style:name="gr2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004a4a" fo:min-height="0.677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svg:stroke-color="#4c4c4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800000" fo:min-height="0.67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a4a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394cm" draw:shadow-opacity="70%"/>
    </style:style>
    <style:style style:name="gr7" style:family="graphic" style:parent-style-name="standard">
      <style:graphic-properties svg:stroke-width="0.1cm" svg:stroke-color="#80000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376cm" draw:shadow-opacity="70%"/>
    </style:style>
    <style:style style:name="gr9" style:family="graphic" style:parent-style-name="standard">
      <style:graphic-properties draw:stroke="none" svg:stroke-color="#000000" draw:fill="none" draw:fill-color="#ffffff" fo:min-height="0.551cm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469cm" draw:shadow-opacity="70%"/>
    </style:style>
    <style:style style:name="gr11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33a3a3" fo:min-height="0.67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33a3a3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876cm"/>
    </style:style>
    <style:style style:name="gr15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004a4a" fo:min-height="0.677cm" fo:padding-top="0.175cm" fo:padding-bottom="0.175cm" fo:padding-left="0.3cm" fo:padding-right="0.3cm"/>
    </style:style>
    <style:style style:name="gr16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800000" fo:min-height="0.677cm" fo:padding-top="0.175cm" fo:padding-bottom="0.175cm" fo:padding-left="0.3cm" fo:padding-right="0.3cm"/>
    </style:style>
    <style:style style:name="gr17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33a3a3" fo:min-height="0.677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1.466cm"/>
    </style:style>
    <style:style style:name="gr19" style:family="graphic" style:parent-style-name="standard">
      <style:graphic-properties draw:stroke="none" svg:stroke-color="#000000" draw:fill="none" draw:fill-color="#ffffff" fo:min-height="1.085cm"/>
    </style:style>
    <style:style style:name="gr20" style:family="graphic" style:parent-style-name="standard">
      <style:graphic-properties draw:stroke="none" svg:stroke-color="#000000" draw:fill="none" draw:fill-color="#ffffff" fo:min-height="0.984cm"/>
    </style:style>
    <style:style style:name="gr2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co1" style:family="table-column">
      <style:table-column-properties style:column-width="3.774cm" style:use-optimal-column-width="false"/>
    </style:style>
    <style:style style:name="co2" style:family="table-column">
      <style:table-column-properties style:column-width="3.499cm" style:use-optimal-column-width="false"/>
    </style:style>
    <style:style style:name="co3" style:family="table-column">
      <style:table-column-properties style:column-width="3.105cm" style:use-optimal-column-width="false"/>
    </style:style>
    <style:style style:name="co4" style:family="table-column">
      <style:table-column-properties style:column-width="3.46cm" style:use-optimal-column-width="false"/>
    </style:style>
    <style:style style:name="co5" style:family="table-column">
      <style:table-column-properties style:column-width="3.561cm" style:use-optimal-column-width="false"/>
    </style:style>
    <style:style style:name="co6" style:family="table-column">
      <style:table-column-properties style:column-width="3.766cm" style:use-optimal-column-width="false"/>
    </style:style>
    <style:style style:name="co7" style:family="table-column">
      <style:table-column-properties style:column-width="3.629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2.171cm"/>
    </style:style>
    <style:style style:name="ro3" style:family="table-row">
      <style:table-row-properties style:row-height="0.602cm"/>
    </style:style>
    <style:style style:name="ce1" style:family="table-cell">
      <style:graphic-properties draw:fill="solid" draw:fill-color="#c0c0c0" style:repeat="repeat" draw:textarea-vertical-align="middle"/>
      <style:paragraph-properties fo:line-height="150%"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0c0c0" style:repeat="repeat" draw:textarea-vertical-align="middle"/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>
      <style:graphic-properties draw:fill="solid" draw:fill-color="#c0c0c0" style:repeat="repeat" draw:textarea-vertical-align="middle"/>
      <style:paragraph-properties fo:text-align="center"/>
    </style:style>
    <style:style style:name="ce4" style:family="table-cell">
      <style:graphic-properties style:repeat="repeat" draw:textarea-vertical-align="middle"/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5" style:family="table-cell">
      <style:graphic-properties style:repeat="repeat" draw:textarea-vertical-align="middle"/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start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font-family="'Courier New'" style:font-family-generic="modern" style:font-pitch="fixed"/>
    </style:style>
    <style:style style:name="P1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imesNewRomanPSMT" style:font-family-generic="roman" fo:font-size="18pt" style:font-family-asian="TimesNewRomanPSMT" style:font-family-generic-asian="roman" style:font-size-asian="18pt" style:font-family-complex="TimesNewRomanPSMT" style:font-family-generic-complex="roman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4c4c4c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50%"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12" style:family="paragraph">
      <style:paragraph-properties fo:line-height="150%" fo:text-align="center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style:use-window-font-color="true" style:text-outline="false" style:text-line-through-style="none" fo:font-family="TimesNewRomanPSMT" style:font-family-generic="roman" fo:font-size="18pt" fo:font-style="normal" fo:text-shadow="none" style:text-underline-style="none" fo:font-weight="normal" style:letter-kerning="true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4c4c4c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TimesNewRomanPSMT" style:font-family-generic="roman" fo:font-size="18pt" fo:font-style="normal" fo:text-shadow="none" style:text-underline-style="none" fo:font-weight="normal" style:letter-kerning="true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'Courier New'" style:font-family-generic="modern" style:font-pitch="fixed" fo:font-size="14pt" style:font-size-asian="14pt" style:font-size-complex="14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family="'Courier New'" style:font-family-generic="modern" style:font-pitch="fixed" fo:font-size="14pt" style:font-size-asian="14pt" style:font-size-complex="14pt"/>
    </style:style>
    <style:style style:name="T13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59cm" svg:height="1.715cm" svg:x="1cm" svg:y="1cm">
          <draw:text-box>
            <text:p text:style-name="P1"><text:span text:style-name="T1">Sagitta Infinite Runner: Client/Server Communication</text:span></text:p>
            <text:p text:style-name="P1"><text:span text:style-name="T1">Message Sequence Diagram</text:span></text:p>
          </draw:text-box>
        </draw:frame>
        <draw:frame draw:style-name="gr2" draw:text-style-name="P4" draw:layer="layout" svg:width="4.766cm" svg:height="1.084cm" svg:x="1.5cm" svg:y="3.396cm">
          <draw:text-box>
            <text:p text:style-name="P3"><text:span text:style-name="T2">Client 1</text:span></text:p>
          </draw:text-box>
        </draw:frame>
        <draw:line draw:style-name="gr3" draw:text-style-name="P5" draw:layer="layout" svg:x1="3.896cm" svg:y1="4.541cm" svg:x2="3.896cm" svg:y2="25.692cm">
          <text:p/>
        </draw:line>
        <draw:frame draw:style-name="gr4" draw:text-style-name="P4" draw:layer="layout" svg:width="4.766cm" svg:height="1.084cm" svg:x="8.3cm" svg:y="3.396cm">
          <draw:text-box>
            <text:p text:style-name="P3"><text:span text:style-name="T2">Server</text:span></text:p>
          </draw:text-box>
        </draw:frame>
        <draw:line draw:style-name="gr3" draw:text-style-name="P5" draw:layer="layout" svg:x1="10.696cm" svg:y1="4.541cm" svg:x2="10.696cm" svg:y2="25.622cm">
          <text:p/>
        </draw:line>
        <draw:line draw:style-name="gr5" draw:text-style-name="P5" draw:layer="layout" svg:x1="4.015cm" svg:y1="5.61cm" svg:x2="10.767cm" svg:y2="5.61cm">
          <text:p/>
        </draw:line>
        <draw:frame draw:style-name="gr6" draw:text-style-name="P6" draw:layer="layout" svg:width="4.17cm" svg:height="0.899cm" svg:x="5.203cm" svg:y="5.15cm">
          <draw:text-box>
            <text:p><text:span text:style-name="T3">Request game</text:span></text:p>
          </draw:text-box>
        </draw:frame>
        <draw:line draw:style-name="gr7" draw:text-style-name="P5" draw:layer="layout" svg:x1="4.016cm" svg:y1="7.611cm" svg:x2="10.609cm" svg:y2="7.611cm">
          <text:p/>
        </draw:line>
        <draw:frame draw:style-name="gr8" draw:text-style-name="P6" draw:layer="layout" svg:width="1.88cm" svg:height="0.899cm" svg:x="6.418cm" svg:y="7.151cm">
          <draw:text-box>
            <text:p><text:span text:style-name="T3">Deny</text:span></text:p>
          </draw:text-box>
        </draw:frame>
        <draw:line draw:style-name="gr5" draw:text-style-name="P5" draw:layer="layout" svg:x1="4.015cm" svg:y1="12.311cm" svg:x2="10.767cm" svg:y2="12.311cm">
          <text:p/>
        </draw:line>
        <draw:frame draw:style-name="gr9" draw:text-style-name="P7" draw:layer="layout" svg:width="4.864cm" svg:height="0.801cm" svg:x="6.301cm" svg:y="7.715cm">
          <draw:text-box>
            <text:p><text:span text:style-name="T4">(current players &gt;= 2)</text:span></text:p>
          </draw:text-box>
        </draw:frame>
        <draw:line draw:style-name="gr7" draw:text-style-name="P5" draw:layer="layout" svg:x1="4.017cm" svg:y1="9.612cm" svg:x2="10.61cm" svg:y2="9.612cm">
          <text:p/>
        </draw:line>
        <draw:frame draw:style-name="gr8" draw:text-style-name="P6" draw:layer="layout" svg:width="2.891cm" svg:height="0.899cm" svg:x="5.916cm" svg:y="9.152cm">
          <draw:text-box>
            <text:p><text:span text:style-name="T3">Player #</text:span></text:p>
          </draw:text-box>
        </draw:frame>
        <draw:line draw:style-name="gr7" draw:text-style-name="P5" draw:layer="layout" svg:x1="4.018cm" svg:y1="14.313cm" svg:x2="10.611cm" svg:y2="14.313cm">
          <text:p/>
        </draw:line>
        <draw:frame draw:style-name="gr10" draw:text-style-name="P6" draw:layer="layout" svg:width="1.899cm" svg:height="0.899cm" svg:x="6.5cm" svg:y="13.853cm">
          <draw:text-box>
            <text:p><text:span text:style-name="T3">Seed</text:span></text:p>
          </draw:text-box>
        </draw:frame>
        <draw:frame draw:style-name="gr9" draw:text-style-name="P7" draw:layer="layout" svg:width="4.409cm" svg:height="0.801cm" svg:x="6.858cm" svg:y="14.417cm">
          <draw:text-box>
            <text:p><text:span text:style-name="T4">(ready signals = 2)</text:span></text:p>
          </draw:text-box>
        </draw:frame>
        <draw:frame draw:style-name="gr11" draw:text-style-name="P8" draw:layer="layout" svg:width="4.766cm" svg:height="1.084cm" svg:x="15.2cm" svg:y="3.396cm">
          <draw:text-box>
            <text:p text:style-name="P3"><text:span text:style-name="T5">Client 2</text:span></text:p>
          </draw:text-box>
        </draw:frame>
        <draw:line draw:style-name="gr3" draw:text-style-name="P5" draw:layer="layout" svg:x1="17.596cm" svg:y1="4.541cm" svg:x2="17.596cm" svg:y2="25.657cm">
          <text:p/>
        </draw:line>
        <draw:line draw:style-name="gr12" draw:text-style-name="P5" draw:layer="layout" svg:x1="10.816cm" svg:y1="6.11cm" svg:x2="17.568cm" svg:y2="6.11cm">
          <text:p/>
        </draw:line>
        <draw:frame draw:style-name="gr6" draw:text-style-name="P6" draw:layer="layout" svg:width="4.17cm" svg:height="0.899cm" svg:x="12.004cm" svg:y="5.65cm">
          <draw:text-box>
            <text:p><text:span text:style-name="T3">Request game</text:span></text:p>
          </draw:text-box>
        </draw:frame>
        <draw:line draw:style-name="gr13" draw:text-style-name="P5" draw:layer="layout" svg:x1="10.817cm" svg:y1="8.011cm" svg:x2="17.663cm" svg:y2="8.011cm">
          <text:p/>
        </draw:line>
        <draw:frame draw:style-name="gr8" draw:text-style-name="P6" draw:layer="layout" svg:width="1.88cm" svg:height="0.899cm" svg:x="13.219cm" svg:y="7.551cm">
          <draw:text-box>
            <text:p><text:span text:style-name="T3">Deny</text:span></text:p>
          </draw:text-box>
        </draw:frame>
        <draw:line draw:style-name="gr12" draw:text-style-name="P5" draw:layer="layout" svg:x1="10.816cm" svg:y1="11.811cm" svg:x2="17.568cm" svg:y2="11.811cm">
          <text:p/>
        </draw:line>
        <draw:frame draw:style-name="gr6" draw:text-style-name="P6" draw:layer="layout" svg:width="2.191cm" svg:height="0.899cm" svg:x="13.269cm" svg:y="11.351cm">
          <draw:text-box>
            <text:p><text:span text:style-name="T3">Ready</text:span></text:p>
          </draw:text-box>
        </draw:frame>
        <draw:frame draw:style-name="gr9" draw:text-style-name="P7" draw:layer="layout" svg:width="4.599cm" svg:height="0.801cm" svg:x="10.65cm" svg:y="8.015cm">
          <draw:text-box>
            <text:p><text:span text:style-name="T4">(current players &gt;= 2)</text:span></text:p>
          </draw:text-box>
        </draw:frame>
        <draw:line draw:style-name="gr13" draw:text-style-name="P5" draw:layer="layout" svg:x1="10.818cm" svg:y1="10.012cm" svg:x2="17.628cm" svg:y2="10.012cm">
          <text:p/>
        </draw:line>
        <draw:frame draw:style-name="gr14" draw:text-style-name="P7" draw:layer="layout" svg:width="3.821cm" svg:height="4.126cm" svg:x="14.451cm" svg:y="11.917cm">
          <draw:text-box>
            <text:p><text:span text:style-name="T4">(game granted)</text:span></text:p>
          </draw:text-box>
        </draw:frame>
        <draw:line draw:style-name="gr13" draw:text-style-name="P5" draw:layer="layout" svg:x1="10.819cm" svg:y1="14.313cm" svg:x2="17.628cm" svg:y2="14.313cm">
          <text:p/>
        </draw:line>
        <draw:frame draw:style-name="gr10" draw:text-style-name="P6" draw:layer="layout" svg:width="1.924cm" svg:height="0.899cm" svg:x="13.447cm" svg:y="13.853cm">
          <draw:text-box>
            <text:p><text:span text:style-name="T3">Seed</text:span></text:p>
          </draw:text-box>
        </draw:frame>
        <draw:frame draw:style-name="gr9" draw:text-style-name="P7" draw:layer="layout" svg:width="4.005cm" svg:height="0.801cm" svg:x="10.652cm" svg:y="14.417cm">
          <draw:text-box>
            <text:p><text:span text:style-name="T4">(ready signals = 2)</text:span></text:p>
          </draw:text-box>
        </draw:frame>
        <draw:line draw:style-name="gr5" draw:text-style-name="P5" draw:layer="layout" svg:x1="4.015cm" svg:y1="17.712cm" svg:x2="10.767cm" svg:y2="17.712cm">
          <text:p/>
        </draw:line>
        <draw:frame draw:style-name="gr6" draw:text-style-name="P6" draw:layer="layout" svg:width="3.045cm" svg:height="0.899cm" svg:x="5.862cm" svg:y="17.252cm">
          <draw:text-box>
            <text:p><text:span text:style-name="T3">Keystroke</text:span></text:p>
          </draw:text-box>
        </draw:frame>
        <draw:line draw:style-name="gr12" draw:text-style-name="P5" draw:layer="layout" svg:x1="10.815cm" svg:y1="16.413cm" svg:x2="17.567cm" svg:y2="16.413cm">
          <text:p/>
        </draw:line>
        <draw:frame draw:style-name="gr6" draw:text-style-name="P6" draw:layer="layout" svg:width="3.045cm" svg:height="0.899cm" svg:x="12.662cm" svg:y="15.953cm">
          <draw:text-box>
            <text:p><text:span text:style-name="T3">Keystroke</text:span></text:p>
          </draw:text-box>
        </draw:frame>
        <draw:line draw:style-name="gr5" draw:text-style-name="P5" draw:layer="layout" svg:x1="4.015cm" svg:y1="19.313cm" svg:x2="10.767cm" svg:y2="19.313cm">
          <text:p/>
        </draw:line>
        <draw:frame draw:style-name="gr6" draw:text-style-name="P6" draw:layer="layout" svg:width="3.29cm" svg:height="0.899cm" svg:x="5.617cm" svg:y="18.853cm">
          <draw:text-box>
            <text:p><text:span text:style-name="T3">Game over</text:span></text:p>
          </draw:text-box>
        </draw:frame>
        <draw:frame draw:style-name="gr9" draw:text-style-name="P7" draw:layer="layout" svg:width="4.099cm" svg:height="0.801cm" svg:x="3.851cm" svg:y="19.418cm">
          <draw:text-box>
            <text:p><text:span text:style-name="T4">(collision detected)</text:span></text:p>
          </draw:text-box>
        </draw:frame>
        <draw:line draw:style-name="gr13" draw:text-style-name="P5" draw:layer="layout" svg:x1="10.819cm" svg:y1="19.514cm" svg:x2="17.628cm" svg:y2="19.514cm">
          <text:p/>
        </draw:line>
        <draw:frame draw:style-name="gr10" draw:text-style-name="P6" draw:layer="layout" svg:width="3.399cm" svg:height="0.899cm" svg:x="12.627cm" svg:y="19.054cm">
          <draw:text-box>
            <text:p><text:span text:style-name="T3">Game over</text:span></text:p>
          </draw:text-box>
        </draw:frame>
        <draw:line draw:style-name="gr12" draw:text-style-name="P5" draw:layer="layout" svg:x1="10.815cm" svg:y1="21.214cm" svg:x2="17.567cm" svg:y2="21.214cm">
          <text:p/>
        </draw:line>
        <draw:frame draw:style-name="gr6" draw:text-style-name="P6" draw:layer="layout" svg:width="2.118cm" svg:height="0.899cm" svg:x="13.289cm" svg:y="20.754cm">
          <draw:text-box>
            <text:p><text:span text:style-name="T3">Score</text:span></text:p>
          </draw:text-box>
        </draw:frame>
        <draw:line draw:style-name="gr7" draw:text-style-name="P5" draw:layer="layout" svg:x1="4.018cm" svg:y1="22.814cm" svg:x2="10.611cm" svg:y2="22.814cm">
          <text:p/>
        </draw:line>
        <draw:frame draw:style-name="gr10" draw:text-style-name="P6" draw:layer="layout" svg:width="3.482cm" svg:height="0.899cm" svg:x="5.617cm" svg:y="22.354cm">
          <draw:text-box>
            <text:p><text:span text:style-name="T3">High scores</text:span></text:p>
          </draw:text-box>
        </draw:frame>
        <draw:line draw:style-name="gr13" draw:text-style-name="P5" draw:layer="layout" svg:x1="10.819cm" svg:y1="22.814cm" svg:x2="17.628cm" svg:y2="22.814cm">
          <text:p/>
        </draw:line>
        <draw:frame draw:style-name="gr10" draw:text-style-name="P6" draw:layer="layout" svg:width="3.482cm" svg:height="0.899cm" svg:x="12.517cm" svg:y="22.355cm">
          <draw:text-box>
            <text:p><text:span text:style-name="T3">High scores</text:span></text:p>
          </draw:text-box>
        </draw:frame>
        <draw:frame draw:style-name="gr8" draw:text-style-name="P6" draw:layer="layout" svg:width="2.891cm" svg:height="0.899cm" svg:x="13.017cm" svg:y="9.553cm">
          <draw:text-box>
            <text:p><text:span text:style-name="T3">Player #</text:span></text:p>
          </draw:text-box>
        </draw:frame>
        <draw:frame draw:style-name="gr6" draw:text-style-name="P6" draw:layer="layout" svg:width="2.191cm" svg:height="0.899cm" svg:x="6.27cm" svg:y="11.852cm">
          <draw:text-box>
            <text:p><text:span text:style-name="T3">Ready</text:span></text:p>
          </draw:text-box>
        </draw:frame>
        <draw:frame draw:style-name="gr9" draw:text-style-name="P7" draw:layer="layout" svg:width="3.821cm" svg:height="0.801cm" svg:x="3.85cm" svg:y="12.417cm">
          <draw:text-box>
            <text:p><text:span text:style-name="T4">(game granted)</text:span></text:p>
          </draw:text-box>
        </draw:frame>
        <draw:frame draw:style-name="gr9" draw:text-style-name="P7" draw:layer="layout" svg:width="4.355cm" svg:height="0.801cm" svg:x="10.65cm" svg:y="10.117cm">
          <draw:text-box>
            <text:p><text:span text:style-name="T4">(current players &lt; 2)</text:span></text:p>
          </draw:text-box>
        </draw:frame>
        <draw:line draw:style-name="gr7" draw:text-style-name="P5" draw:layer="layout" svg:x1="4.019cm" svg:y1="16.514cm" svg:x2="10.612cm" svg:y2="16.514cm">
          <text:p/>
        </draw:line>
        <draw:frame draw:style-name="gr10" draw:text-style-name="P6" draw:layer="layout" svg:width="3.87cm" svg:height="0.899cm" svg:x="5.53cm" svg:y="16.054cm">
          <draw:text-box>
            <text:p><text:span text:style-name="T3">P2 Keystroke</text:span></text:p>
          </draw:text-box>
        </draw:frame>
        <draw:line draw:style-name="gr13" draw:text-style-name="P5" draw:layer="layout" svg:x1="10.82cm" svg:y1="17.915cm" svg:x2="17.629cm" svg:y2="17.915cm">
          <text:p/>
        </draw:line>
        <draw:frame draw:style-name="gr10" draw:text-style-name="P6" draw:layer="layout" svg:width="4.073cm" svg:height="0.899cm" svg:x="12.254cm" svg:y="17.455cm">
          <draw:text-box>
            <text:p><text:span text:style-name="T3">P1 Keystroke</text:span></text:p>
          </draw:text-box>
        </draw:frame>
        <draw:frame draw:style-name="gr9" draw:text-style-name="P7" draw:layer="layout" svg:width="4.864cm" svg:height="0.801cm" svg:x="6.501cm" svg:y="9.716cm">
          <draw:text-box>
            <text:p><text:span text:style-name="T4">(current players &lt; 2)</text:span></text:p>
          </draw:text-box>
        </draw:frame>
      </draw:page>
      <draw:page draw:name="page2" draw:style-name="dp1" draw:master-page-name="Default">
        <office:forms form:automatic-focus="false" form:apply-design-mode="false"/>
        <draw:line draw:style-name="gr12" draw:text-style-name="P5" draw:layer="layout" svg:x1="10.816cm" svg:y1="11.41cm" svg:x2="17.568cm" svg:y2="11.41cm">
          <text:p/>
        </draw:line>
        <draw:line draw:style-name="gr5" draw:text-style-name="P5" draw:layer="layout" svg:x1="4.015cm" svg:y1="11.21cm" svg:x2="10.767cm" svg:y2="11.21cm">
          <text:p/>
        </draw:line>
        <draw:frame draw:style-name="gr1" draw:text-style-name="P2" draw:layer="layout" svg:width="19.59cm" svg:height="1.715cm" svg:x="0.999cm" svg:y="1.001cm">
          <draw:text-box>
            <text:p text:style-name="P1"><text:span text:style-name="T1">Sagitta Infinite Runner: Client/Server Communication (Hybrid w/ P2P)</text:span></text:p>
            <text:p text:style-name="P1"><text:span text:style-name="T1">Message Sequence Diagram</text:span></text:p>
          </draw:text-box>
        </draw:frame>
        <draw:frame draw:style-name="gr15" draw:text-style-name="P4" draw:layer="layout" svg:width="4.766cm" svg:height="1.084cm" svg:x="1.5cm" svg:y="3.396cm">
          <draw:text-box>
            <text:p text:style-name="P3"><text:span text:style-name="T2">Client 1</text:span></text:p>
          </draw:text-box>
        </draw:frame>
        <draw:line draw:style-name="gr3" draw:text-style-name="P5" draw:layer="layout" svg:x1="3.896cm" svg:y1="4.541cm" svg:x2="3.896cm" svg:y2="25.692cm">
          <text:p/>
        </draw:line>
        <draw:frame draw:style-name="gr16" draw:text-style-name="P4" draw:layer="layout" svg:width="4.766cm" svg:height="1.084cm" svg:x="8.3cm" svg:y="3.396cm">
          <draw:text-box>
            <text:p text:style-name="P3"><text:span text:style-name="T2">Server</text:span></text:p>
          </draw:text-box>
        </draw:frame>
        <draw:line draw:style-name="gr3" draw:text-style-name="P5" draw:layer="layout" svg:x1="10.696cm" svg:y1="4.541cm" svg:x2="10.696cm" svg:y2="25.622cm">
          <text:p/>
        </draw:line>
        <draw:line draw:style-name="gr5" draw:text-style-name="P5" draw:layer="layout" svg:x1="4.015cm" svg:y1="5.61cm" svg:x2="10.767cm" svg:y2="5.61cm">
          <text:p/>
        </draw:line>
        <draw:frame draw:style-name="gr6" draw:text-style-name="P6" draw:layer="layout" svg:width="4.17cm" svg:height="0.899cm" svg:x="5.203cm" svg:y="5.15cm">
          <draw:text-box>
            <text:p><text:span text:style-name="T3">Request game</text:span></text:p>
          </draw:text-box>
        </draw:frame>
        <draw:line draw:style-name="gr7" draw:text-style-name="P5" draw:layer="layout" svg:x1="4.016cm" svg:y1="7.611cm" svg:x2="10.609cm" svg:y2="7.611cm">
          <text:p/>
        </draw:line>
        <draw:frame draw:style-name="gr8" draw:text-style-name="P6" draw:layer="layout" svg:width="1.88cm" svg:height="0.899cm" svg:x="6.418cm" svg:y="7.151cm">
          <draw:text-box>
            <text:p><text:span text:style-name="T3">Deny</text:span></text:p>
          </draw:text-box>
        </draw:frame>
        <draw:frame draw:style-name="gr9" draw:text-style-name="P7" draw:layer="layout" svg:width="4.864cm" svg:height="0.801cm" svg:x="6.301cm" svg:y="7.715cm">
          <draw:text-box>
            <text:p><text:span text:style-name="T4">(current players &gt;= 2)</text:span></text:p>
          </draw:text-box>
        </draw:frame>
        <draw:line draw:style-name="gr7" draw:text-style-name="P5" draw:layer="layout" svg:x1="4.017cm" svg:y1="9.612cm" svg:x2="10.61cm" svg:y2="9.612cm">
          <text:p/>
        </draw:line>
        <draw:frame draw:style-name="gr8" draw:text-style-name="P6" draw:layer="layout" svg:width="2.891cm" svg:height="0.899cm" svg:x="5.916cm" svg:y="9.152cm">
          <draw:text-box>
            <text:p><text:span text:style-name="T3">Player #</text:span></text:p>
          </draw:text-box>
        </draw:frame>
        <draw:line draw:style-name="gr7" draw:text-style-name="P5" draw:layer="layout" svg:x1="4.018cm" svg:y1="12.613cm" svg:x2="10.611cm" svg:y2="12.613cm">
          <text:p/>
        </draw:line>
        <draw:frame draw:style-name="gr10" draw:text-style-name="P6" draw:layer="layout" svg:width="3.894cm" svg:height="0.899cm" svg:x="5.405cm" svg:y="12.153cm">
          <draw:text-box>
            <text:p><text:span text:style-name="T3">Client IP/port</text:span></text:p>
          </draw:text-box>
        </draw:frame>
        <draw:frame draw:style-name="gr17" draw:text-style-name="P8" draw:layer="layout" svg:width="4.766cm" svg:height="1.084cm" svg:x="15.2cm" svg:y="3.396cm">
          <draw:text-box>
            <text:p text:style-name="P3"><text:span text:style-name="T5">Client 2</text:span></text:p>
          </draw:text-box>
        </draw:frame>
        <draw:line draw:style-name="gr3" draw:text-style-name="P5" draw:layer="layout" svg:x1="17.596cm" svg:y1="4.541cm" svg:x2="17.596cm" svg:y2="25.657cm">
          <text:p/>
        </draw:line>
        <draw:line draw:style-name="gr12" draw:text-style-name="P5" draw:layer="layout" svg:x1="10.816cm" svg:y1="6.11cm" svg:x2="17.568cm" svg:y2="6.11cm">
          <text:p/>
        </draw:line>
        <draw:frame draw:style-name="gr6" draw:text-style-name="P6" draw:layer="layout" svg:width="4.17cm" svg:height="0.899cm" svg:x="12.004cm" svg:y="5.65cm">
          <draw:text-box>
            <text:p><text:span text:style-name="T3">Request game</text:span></text:p>
          </draw:text-box>
        </draw:frame>
        <draw:line draw:style-name="gr13" draw:text-style-name="P5" draw:layer="layout" svg:x1="10.817cm" svg:y1="8.011cm" svg:x2="17.663cm" svg:y2="8.011cm">
          <text:p/>
        </draw:line>
        <draw:frame draw:style-name="gr8" draw:text-style-name="P6" draw:layer="layout" svg:width="1.88cm" svg:height="0.899cm" svg:x="13.219cm" svg:y="7.551cm">
          <draw:text-box>
            <text:p><text:span text:style-name="T3">Deny</text:span></text:p>
          </draw:text-box>
        </draw:frame>
        <draw:frame draw:style-name="gr9" draw:text-style-name="P7" draw:layer="layout" svg:width="4.599cm" svg:height="0.801cm" svg:x="10.65cm" svg:y="8.015cm">
          <draw:text-box>
            <text:p><text:span text:style-name="T4">(current players &gt;= 2)</text:span></text:p>
          </draw:text-box>
        </draw:frame>
        <draw:line draw:style-name="gr13" draw:text-style-name="P5" draw:layer="layout" svg:x1="10.818cm" svg:y1="10.012cm" svg:x2="17.628cm" svg:y2="10.012cm">
          <text:p/>
        </draw:line>
        <draw:line draw:style-name="gr13" draw:text-style-name="P5" draw:layer="layout" svg:x1="10.819cm" svg:y1="12.613cm" svg:x2="17.628cm" svg:y2="12.613cm">
          <text:p/>
        </draw:line>
        <draw:frame draw:style-name="gr10" draw:text-style-name="P6" draw:layer="layout" svg:width="2.697cm" svg:height="0.899cm" svg:x="13.003cm" svg:y="12.153cm">
          <draw:text-box>
            <text:p><text:span text:style-name="T3">Client IP</text:span></text:p>
          </draw:text-box>
        </draw:frame>
        <draw:line draw:style-name="gr5" draw:text-style-name="P5" draw:layer="layout" svg:x1="4.015cm" svg:y1="17.812cm" svg:x2="17.537cm" svg:y2="17.812cm">
          <text:p/>
        </draw:line>
        <draw:frame draw:style-name="gr6" draw:text-style-name="P6" draw:layer="layout" svg:width="3.045cm" svg:height="0.899cm" svg:x="5.862cm" svg:y="17.352cm">
          <draw:text-box>
            <text:p><text:span text:style-name="T3">Keystroke</text:span></text:p>
          </draw:text-box>
        </draw:frame>
        <draw:line draw:style-name="gr12" draw:text-style-name="P5" draw:layer="layout" svg:x1="3.938cm" svg:y1="19.313cm" svg:x2="17.567cm" svg:y2="19.313cm">
          <text:p/>
        </draw:line>
        <draw:frame draw:style-name="gr6" draw:text-style-name="P6" draw:layer="layout" svg:width="3.045cm" svg:height="0.899cm" svg:x="12.662cm" svg:y="18.853cm">
          <draw:text-box>
            <text:p><text:span text:style-name="T3">Keystroke</text:span></text:p>
          </draw:text-box>
        </draw:frame>
        <draw:line draw:style-name="gr5" draw:text-style-name="P5" draw:layer="layout" svg:x1="4.015cm" svg:y1="21.013cm" svg:x2="17.567cm" svg:y2="21.013cm">
          <text:p/>
        </draw:line>
        <draw:frame draw:style-name="gr6" draw:text-style-name="P6" draw:layer="layout" svg:width="3.29cm" svg:height="0.899cm" svg:x="5.617cm" svg:y="20.553cm">
          <draw:text-box>
            <text:p><text:span text:style-name="T3">Game over</text:span></text:p>
          </draw:text-box>
        </draw:frame>
        <draw:frame draw:style-name="gr9" draw:text-style-name="P7" draw:layer="layout" svg:width="4.099cm" svg:height="0.801cm" svg:x="3.851cm" svg:y="21.118cm">
          <draw:text-box>
            <text:p><text:span text:style-name="T4">(collision detected)</text:span></text:p>
          </draw:text-box>
        </draw:frame>
        <draw:line draw:style-name="gr12" draw:text-style-name="P5" draw:layer="layout" svg:x1="10.815cm" svg:y1="22.914cm" svg:x2="17.567cm" svg:y2="22.914cm">
          <text:p/>
        </draw:line>
        <draw:frame draw:style-name="gr6" draw:text-style-name="P6" draw:layer="layout" svg:width="2.118cm" svg:height="0.899cm" svg:x="13.289cm" svg:y="22.454cm">
          <draw:text-box>
            <text:p><text:span text:style-name="T3">Score</text:span></text:p>
          </draw:text-box>
        </draw:frame>
        <draw:line draw:style-name="gr7" draw:text-style-name="P5" draw:layer="layout" svg:x1="4.018cm" svg:y1="24.514cm" svg:x2="10.611cm" svg:y2="24.514cm">
          <text:p/>
        </draw:line>
        <draw:frame draw:style-name="gr10" draw:text-style-name="P6" draw:layer="layout" svg:width="3.482cm" svg:height="0.899cm" svg:x="5.617cm" svg:y="24.054cm">
          <draw:text-box>
            <text:p><text:span text:style-name="T3">High scores</text:span></text:p>
          </draw:text-box>
        </draw:frame>
        <draw:line draw:style-name="gr13" draw:text-style-name="P5" draw:layer="layout" svg:x1="10.819cm" svg:y1="24.514cm" svg:x2="17.628cm" svg:y2="24.514cm">
          <text:p/>
        </draw:line>
        <draw:frame draw:style-name="gr10" draw:text-style-name="P6" draw:layer="layout" svg:width="3.482cm" svg:height="0.899cm" svg:x="12.517cm" svg:y="24.055cm">
          <draw:text-box>
            <text:p><text:span text:style-name="T3">High scores</text:span></text:p>
          </draw:text-box>
        </draw:frame>
        <draw:frame draw:style-name="gr8" draw:text-style-name="P6" draw:layer="layout" svg:width="2.891cm" svg:height="0.899cm" svg:x="13.017cm" svg:y="9.553cm">
          <draw:text-box>
            <text:p><text:span text:style-name="T3">Player #</text:span></text:p>
          </draw:text-box>
        </draw:frame>
        <draw:frame draw:style-name="gr9" draw:text-style-name="P7" draw:layer="layout" svg:width="4.355cm" svg:height="0.801cm" svg:x="10.65cm" svg:y="10.117cm">
          <draw:text-box>
            <text:p><text:span text:style-name="T4">(current players &lt; 2)</text:span></text:p>
          </draw:text-box>
        </draw:frame>
        <draw:frame draw:style-name="gr9" draw:text-style-name="P7" draw:layer="layout" svg:width="4.864cm" svg:height="0.801cm" svg:x="6.501cm" svg:y="9.716cm">
          <draw:text-box>
            <text:p><text:span text:style-name="T4">(current players &lt; 2)</text:span></text:p>
          </draw:text-box>
        </draw:frame>
        <draw:line draw:style-name="gr5" draw:text-style-name="P5" draw:layer="layout" svg:x1="4.015cm" svg:y1="15.311cm" svg:x2="17.567cm" svg:y2="15.311cm">
          <text:p/>
        </draw:line>
        <draw:frame draw:style-name="gr6" draw:text-style-name="P6" draw:layer="layout" svg:width="2.193cm" svg:height="0.899cm" svg:x="6.269cm" svg:y="14.853cm">
          <draw:text-box>
            <text:p><text:span text:style-name="T3">Ready</text:span></text:p>
          </draw:text-box>
        </draw:frame>
        <draw:line draw:style-name="gr12" draw:text-style-name="P5" draw:layer="layout" svg:x1="3.969cm" svg:y1="16.512cm" svg:x2="17.568cm" svg:y2="16.512cm">
          <text:p/>
        </draw:line>
        <draw:frame draw:style-name="gr6" draw:text-style-name="P6" draw:layer="layout" svg:width="2.191cm" svg:height="0.899cm" svg:x="13.269cm" svg:y="16.052cm">
          <draw:text-box>
            <text:p><text:span text:style-name="T3">Ready</text:span></text:p>
          </draw:text-box>
        </draw:frame>
        <draw:line draw:style-name="gr7" draw:text-style-name="P5" draw:layer="layout" svg:x1="4.018cm" svg:y1="13.914cm" svg:x2="10.611cm" svg:y2="13.914cm">
          <text:p/>
        </draw:line>
        <draw:frame draw:style-name="gr10" draw:text-style-name="P6" draw:layer="layout" svg:width="1.869cm" svg:height="0.899cm" svg:x="6.43cm" svg:y="13.454cm">
          <draw:text-box>
            <text:p><text:span text:style-name="T3">Seed</text:span></text:p>
          </draw:text-box>
        </draw:frame>
        <draw:line draw:style-name="gr13" draw:text-style-name="P5" draw:layer="layout" svg:x1="10.819cm" svg:y1="13.914cm" svg:x2="17.628cm" svg:y2="13.914cm">
          <text:p/>
        </draw:line>
        <draw:frame draw:style-name="gr10" draw:text-style-name="P6" draw:layer="layout" svg:width="1.826cm" svg:height="0.899cm" svg:x="13.403cm" svg:y="13.454cm">
          <draw:text-box>
            <text:p><text:span text:style-name="T3">Seed</text:span></text:p>
          </draw:text-box>
        </draw:frame>
        <draw:frame draw:style-name="gr10" draw:text-style-name="P6" draw:layer="layout" svg:width="2.307cm" svg:height="0.899cm" svg:x="6.092cm" svg:y="10.754cm">
          <draw:text-box>
            <text:p><text:span text:style-name="T3">IP/port</text:span></text:p>
          </draw:text-box>
        </draw:frame>
        <draw:frame draw:style-name="gr10" draw:text-style-name="P6" draw:layer="layout" svg:width="2.222cm" svg:height="0.899cm" svg:x="13.077cm" svg:y="10.955cm">
          <draw:text-box>
            <text:p><text:span text:style-name="T3">IP/port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8" draw:text-style-name="P1" draw:layer="layout" svg:width="16.475cm" svg:height="1.716cm" svg:x="-4.693cm" svg:y="1.509cm">
          <draw:text-box>
            <text:p text:style-name="P1"><text:span text:style-name="T6">Sagitta Infinite Runner: Client/Server Communication</text:span></text:p>
            <text:p text:style-name="P1"><text:span text:style-name="T6">Main Communication Packet</text:span></text:p>
          </draw:text-box>
        </draw:frame>
        <draw:frame draw:style-name="standard" draw:layer="layout" svg:width="31.791cm" svg:height="5.128cm" svg:x="-4.452cm" svg:y="3.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9"><text:span text:style-name="T7">descriptions</text:span></text:p>
              </table:table-cell>
              <table:table-cell table:style-name="ce2">
                <text:p text:style-name="P5"><text:span text:style-name="T8">keystroke left/up</text:span></text:p>
              </table:table-cell>
              <table:table-cell>
                <text:p text:style-name="P5"><text:span text:style-name="T8">keystroke right/down</text:span></text:p>
              </table:table-cell>
              <table:table-cell>
                <text:p text:style-name="P5"><text:span text:style-name="T8">keystroke special function</text:span></text:p>
              </table:table-cell>
              <table:table-cell>
                <text:p text:style-name="P5"><text:span text:style-name="T8">keystroke active</text:span></text:p>
              </table:table-cell>
              <table:table-cell>
                <text:p text:style-name="P5"><text:span text:style-name="T8">game over</text:span></text:p>
              </table:table-cell>
              <table:table-cell>
                <text:p text:style-name="P5"><text:span text:style-name="T8">game start</text:span></text:p>
              </table:table-cell>
              <table:table-cell>
                <text:p text:style-name="P5"><text:span text:style-name="T8">play request</text:span></text:p>
              </table:table-cell>
              <table:table-cell>
                <text:p text:style-name="P5"><text:span text:style-name="T8">player #</text:span>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9">definitions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 table:style-name="ce6">
                <text:p text:style-name="P10"><text:span text:style-name="T10">1 = over</text:span></text:p>
                <text:p text:style-name="P10"><text:span text:style-name="T10">0 = null </text:span></text:p>
              </table:table-cell>
              <table:table-cell table:style-name="ce6">
                <text:p text:style-name="P10"><text:span text:style-name="T10">1 = start</text:span></text:p>
                <text:p text:style-name="P10"><text:span text:style-name="T10">0 = null</text:span></text:p>
              </table:table-cell>
              <table:table-cell table:style-name="ce6">
                <text:p text:style-name="P10"><text:span text:style-name="T10">1 = request</text:span></text:p>
                <text:p text:style-name="P10"><text:span text:style-name="T10">0 = null </text:span></text:p>
              </table:table-cell>
              <table:table-cell table:style-name="ce6">
                <text:p text:style-name="P10"><text:span text:style-name="T10">1 = P2</text:span></text:p>
                <text:p text:style-name="P10"><text:span text:style-name="T10">0 = P1/ server</text:span></text:p>
              </table:table-cell>
            </table:table-row>
            <table:table-row table:style-name="ro3" table:default-cell-style-name="ce8">
              <table:table-cell table:style-name="ce7">
                <text:p text:style-name="P5"><text:span text:style-name="T9">bits</text:span></text:p>
              </table:table-cell>
              <table:table-cell>
                <text:p text:style-name="P5"><text:span text:style-name="T11">7</text:span></text:p>
              </table:table-cell>
              <table:table-cell>
                <text:p text:style-name="P5"><text:span text:style-name="T11">6</text:span></text:p>
              </table:table-cell>
              <table:table-cell>
                <text:p text:style-name="P5"><text:span text:style-name="T11">5</text:span></text:p>
              </table:table-cell>
              <table:table-cell>
                <text:p text:style-name="P5"><text:span text:style-name="T11">4</text:span></text:p>
              </table:table-cell>
              <table:table-cell>
                <text:p text:style-name="P5"><text:span text:style-name="T11">3</text:span></text:p>
              </table:table-cell>
              <table:table-cell>
                <text:p text:style-name="P5"><text:span text:style-name="T11">2</text:span></text:p>
              </table:table-cell>
              <table:table-cell>
                <text:p text:style-name="P5"><text:span text:style-name="T11">1</text:span></text:p>
              </table:table-cell>
              <table:table-cell>
                <text:p text:style-name="P5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layer="layout" svg:width="3.087cm" svg:height="1.335cm" svg:x="-3.846cm" svg:y="9.057cm">
          <draw:text-box>
            <text:p>MSB</text:p>
          </draw:text-box>
        </draw:frame>
        <draw:frame draw:style-name="gr20" draw:layer="layout" svg:width="2.849cm" svg:height="1.234cm" svg:x="25.201cm" svg:y="9.051cm">
          <draw:text-box>
            <text:p>LSB</text:p>
          </draw:text-box>
        </draw:frame>
        <draw:line draw:style-name="gr21" draw:text-style-name="P5" draw:layer="layout" svg:x1="-4.412cm" svg:y1="9.779cm" svg:x2="27.305cm" svg:y2="9.779cm">
          <text:p/>
        </draw:line>
      </draw:page>
      <draw:page draw:name="page4" draw:style-name="dp1" draw:master-page-name="Default">
        <office:forms form:automatic-focus="false" form:apply-design-mode="false"/>
        <draw:frame draw:style-name="gr18" draw:text-style-name="P11" draw:layer="layout" svg:width="19.436cm" svg:height="1.716cm" svg:x="1.001cm" svg:y="1.509cm">
          <draw:text-box>
            <text:p text:style-name="P11"><text:span text:style-name="T6">Sagitta Infinite Runner: Client/Server Communication (w/ seeding)</text:span></text:p>
            <text:p text:style-name="P11"><text:span text:style-name="T6">Main Communication Packet</text:span></text:p>
          </draw:text-box>
        </draw:frame>
        <draw:frame draw:style-name="standard" draw:layer="layout" svg:width="31.791cm" svg:height="6.351cm" svg:x="-5.751cm" svg:y="3.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12"><text:span text:style-name="T7">descriptions</text:span></text:p>
              </table:table-cell>
              <table:table-cell table:style-name="ce2">
                <text:p text:style-name="P13"><text:span text:style-name="T8">keystroke left/up</text:span></text:p>
              </table:table-cell>
              <table:table-cell>
                <text:p text:style-name="P13"><text:span text:style-name="T8">keystroke right/down</text:span></text:p>
              </table:table-cell>
              <table:table-cell>
                <text:p text:style-name="P13"><text:span text:style-name="T8">keystroke special function</text:span></text:p>
              </table:table-cell>
              <table:table-cell>
                <text:p text:style-name="P13"><text:span text:style-name="T8">keystroke active</text:span></text:p>
              </table:table-cell>
              <table:table-cell>
                <text:p text:style-name="P13"><text:span text:style-name="T8">game over</text:span></text:p>
              </table:table-cell>
              <table:table-cell>
                <text:p text:style-name="P13"><text:span text:style-name="T8">player #</text:span></text:p>
              </table:table-cell>
              <table:table-cell>
                <text:p text:style-name="P13"><text:span text:style-name="T8">play request</text:span></text:p>
              </table:table-cell>
              <table:table-cell>
                <text:p text:style-name="P13"><text:span text:style-name="T8">game seed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9">definitions</text:span></text:p>
              </table:table-cell>
              <table:table-cell>
                <text:p text:style-name="P14"><text:span text:style-name="T10">1 = over</text:span></text:p>
                <text:p text:style-name="P14"><text:span text:style-name="T10">0 = null</text:span></text:p>
              </table:table-cell>
              <table:table-cell>
                <text:p text:style-name="P14"><text:span text:style-name="T10">1 = over</text:span></text:p>
                <text:p text:style-name="P14"><text:span text:style-name="T10">0 = null</text:span></text:p>
              </table:table-cell>
              <table:table-cell>
                <text:p text:style-name="P14"><text:span text:style-name="T10">1 = over</text:span></text:p>
                <text:p text:style-name="P14"><text:span text:style-name="T10">0 = null</text:span></text:p>
              </table:table-cell>
              <table:table-cell>
                <text:p text:style-name="P14"><text:span text:style-name="T10">1 = over</text:span></text:p>
                <text:p text:style-name="P14"><text:span text:style-name="T10">0 = null</text:span></text:p>
              </table:table-cell>
              <table:table-cell table:style-name="ce6">
                <text:p text:style-name="P14"><text:span text:style-name="T10">1 = over</text:span></text:p>
                <text:p text:style-name="P14"><text:span text:style-name="T10">0 = null </text:span></text:p>
              </table:table-cell>
              <table:table-cell table:style-name="ce6">
                <text:p text:style-name="P10"><text:span text:style-name="T12">1 = P2</text:span></text:p>
                <text:p text:style-name="P10"><text:span text:style-name="T12">0 = P1/ server</text:span></text:p>
              </table:table-cell>
              <table:table-cell table:style-name="ce6">
                <text:p text:style-name="P14"><text:span text:style-name="T10">1 = request</text:span></text:p>
                <text:p text:style-name="P14"><text:span text:style-name="T10">0 = null </text:span></text:p>
              </table:table-cell>
              <table:table-cell table:style-name="ce6">
                <text:p text:style-name="P10"><text:span text:style-name="T12">1 = start</text:span></text:p>
                <text:p text:style-name="P10"><text:span text:style-name="T12">0 = null</text:span></text:p>
                <text:p text:style-name="P10"><text:span text:style-name="T13">seed will be in bits 1-7, for a max of 127 (or 254 if bit-shifted by 1 on receiving end)</text:span></text:p>
              </table:table-cell>
            </table:table-row>
            <table:table-row table:style-name="ro3" table:default-cell-style-name="ce8">
              <table:table-cell table:style-name="ce7">
                <text:p text:style-name="P13"><text:span text:style-name="T9">bits</text:span></text:p>
              </table:table-cell>
              <table:table-cell>
                <text:p text:style-name="P13"><text:span text:style-name="T11">7</text:span></text:p>
              </table:table-cell>
              <table:table-cell>
                <text:p text:style-name="P13"><text:span text:style-name="T11">6</text:span></text:p>
              </table:table-cell>
              <table:table-cell>
                <text:p text:style-name="P13"><text:span text:style-name="T11">5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15" draw:layer="layout" svg:width="3.087cm" svg:height="1.335cm" svg:x="-5.399cm" svg:y="10.257cm">
          <draw:text-box>
            <text:p text:style-name="P15">MSB</text:p>
          </draw:text-box>
        </draw:frame>
        <draw:frame draw:style-name="gr20" draw:text-style-name="P15" draw:layer="layout" svg:width="2.849cm" svg:height="1.234cm" svg:x="24.039cm" svg:y="10.251cm">
          <draw:text-box>
            <text:p text:style-name="P15">LSB</text:p>
          </draw:text-box>
        </draw:frame>
        <draw:line draw:style-name="gr21" draw:text-style-name="P5" draw:layer="layout" svg:x1="-5.716cm" svg:y1="10.979cm" svg:x2="26.001cm" svg:y2="10.9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2-04T13:58:17</meta:creation-date>
    <dc:date>2017-07-08T22:59:04</dc:date>
    <meta:editing-duration>PT19H08M00S</meta:editing-duration>
    <meta:editing-cycles>46</meta:editing-cycles>
    <meta:generator>NeoOffice/3.4.1$Unix OpenOffice.org_project/Patch 10</meta:generator>
    <meta:document-statistic meta:object-count="116"/>
  </office:meta>
</office:document-meta>
</file>